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6.14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307.19pt"/>
    </style:style>
    <style:style style:name="co4" style:family="table-column">
      <style:table-column-properties fo:break-before="auto" style:column-width="151.3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80.19pt" fo:break-before="auto" style:use-optimal-row-height="false"/>
    </style:style>
    <style:style style:name="ro4" style:family="table-row">
      <style:table-row-properties style:row-height="76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TERES_PCB1-A64-MAIN_Rev.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4"/>
        <table:table-column table:style-name="co1" table:number-columns-repeated="1017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1206 0.01 OH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8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0.8 PF +-0.25 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06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.1 K 1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0,R8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.5 K 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26,R29,R55,R56,R57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.5 PF +-0.2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07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0 K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30,R35,R5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37,C1,C2,C3,C4,C6,C7,C8,C9,C11,C12,C13,C14,C15,C17,C18,C19,C20,C22,C23,C24,C25,C28,C29,C30,C31,C32,C33,C34,C35,C39,C40,C44,C46,C48,C50,C51,C52,C60,C63,C65,C66,C67,C72,C73,C74,C75,C79,C81,C82,C83,C86,C90,C92,C96,C104,C109,C110,C115,C117,C123,C127,C130,C132,C134,C155,C156,C158,C177,C186,C189,C191,C197,C141,C202,C203,C207,C208,C209,C210,C21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00 PF 50V C0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99,C200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0 OH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 K 5%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21,R23,R31,R37,R39,R40,R42,R43,R52,R85,R95,R110,R10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 K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 M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9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0 NF X7R 50VD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80,C58,C97,C11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0 PF NP0 50VD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105,C183,C184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/>
            <text:p>SMD КОНД 0603 10 UF 6.3V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176,C5,C10,C16,C21,C26,C42,C47,C49,C53,C54,C57,C59,C76,C85,C89,C91,C116,C121,C122,C124,C125,C126,C128,C129,C131,C133,C136,C138,C139,C140,C143,C144,C145,C146,C147,C148,C149,C150,C151,C152,C153,C154,C157,C159,C161,C162,C164,C165,C166,C167,C168,C169,C170,C171,C172,C173,C175,C178,C179,C188,C19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2 K 1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63,R66,R8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. КВАРЦ 3.2 х 2.5 мм 12 MHz 10ppm 20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TSX-3.2x2.5mm_GND(3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3 K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 K 5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22,R25,R28,R89,R91,R92,R86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 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8,R3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ДИОД 1N5822 (SS34) SM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4,D2,D3</text:p>
          </table:table-cell>
          <table:table-cell table:style-name="ce2" office:value-type="string" calcext:value-type="string">
            <text:p>SMA-K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КОНД 0603 1 UF 10V X5R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27,C36,C38,C43,C45,C55,C87,C102,C112,C113,C120,C135,C137,C142,C160,C163,C181,C182,C190,C194,C196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.2 K 5%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47,R50,R75,R77,R82,R88,R90,R87,R94,R99,R10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805 2.2 UF 50VDC X5R 1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04</text:p>
          </table:table-cell>
          <table:table-cell table:style-name="ce2" office:value-type="string" calcext:value-type="string">
            <text:p>R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603 2.2 UF X5R 6.3VDC 1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56,C61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00 K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2.1 K 1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9,R59,R65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22 PF NP0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99,C100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402 22 OHM 5%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3,R4,R33,R34,R54,R68,R69,R100,R101,R102,R103,R104,R105,R106,R5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603 22 UF 6.3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95,C84,C103,C108,C205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40 OHM 1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7,R9,R1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. КВАРЦ 3.2 х 2.5 мм 27 Mhz 20ppm 18pF 4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TSX-3.2x2.5mm_GND(3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 K 1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1,R5,R8,R11,R12,R7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НД 0402 3.3 nH +-0.3 n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33 PF +-0.25 P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88,C94,C185,C187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4.7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38,R5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603 4.7 UF 6.3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93,C41,C62,C101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47 K 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15,R44,R46,R67,R107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805 47 UF 6.3V 20%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64,C68,C69,C70,C71,C77,C78,C118,C119,C180,C193,C198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SB24.000F20E15/5x3.2mm/20ppm/20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Q5x3.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603 680 OH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5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8.25 K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8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A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FBGA39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ANX63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BGA_8x8mm_81p_0.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AXP8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4</text:p>
          </table:table-cell>
          <table:table-cell table:style-name="ce2" office:value-type="string" calcext:value-type="string">
            <text:p>QFN6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1254-WR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TERY1</text:p>
          </table:table-cell>
          <table:table-cell table:style-name="ce2" office:value-type="string" calcext:value-type="string">
            <text:p>BATCONN-TER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ТРАНЗИСТОР SOT23 BSS138 F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T1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СЪЕДИНИТЕЛ FPV-WZA21-06-LF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FLEXCON-0.5-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СЪЕДИНИТЕЛ FPV-WZA21-12-LF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UEXT1</text:p>
          </table:table-cell>
          <table:table-cell table:style-name="ce2" office:value-type="string" calcext:value-type="string">
            <text:p>FPV-WZB21-12-L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ЪЕДИНИТЕЛ FPV-WZA21-40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FPV-WZA21-40-L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B0603/600R/200m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B1,FB2,FB3,FB4,L4,FB5</text:p>
          </table:table-cell>
          <table:table-cell table:style-name="ce2" office:value-type="string" calcext:value-type="string">
            <text:p>L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B0805/600R/2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6,L1,L2,L3,L5,L8,L9,L10,L12,L21</text:p>
          </table:table-cell>
          <table:table-cell table:style-name="ce2" office:value-type="string" calcext:value-type="string">
            <text:p>L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SMD0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USE1</text:p>
          </table:table-cell>
          <table:table-cell table:style-name="ce2" office:value-type="string" calcext:value-type="string">
            <text:p>FUSE-12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GL850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2</text:p>
          </table:table-cell>
          <table:table-cell table:style-name="ce2" office:value-type="string" calcext:value-type="string">
            <text:p>SSOP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ВЕТОДИОД 0603 ЗЕЛЕН 300 mC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ED2,LED3,LED1,PWRLED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СЪЕДИНИТЕЛ HDMI-1.55MM-DIP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DMI1</text:p>
          </table:table-cell>
          <table:table-cell table:style-name="ce2" office:value-type="string" calcext:value-type="string">
            <text:p>HDMI-MINI-TER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НД HSMRH103R-220M 22u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1</text:p>
          </table:table-cell>
          <table:table-cell table:style-name="ce2" office:value-type="string" calcext:value-type="string">
            <text:p>HSMRH103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НД HSMRH103R2R5M 2.5u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6</text:p>
          </table:table-cell>
          <table:table-cell table:style-name="ce2" office:value-type="string" calcext:value-type="string">
            <text:p>HSMRH103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ЛЮЧ БУТОН IT-1185AU2-160G-G-T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ET1,UBOOT1</text:p>
          </table:table-cell>
          <table:table-cell table:style-name="ce2" office:value-type="string" calcext:value-type="string">
            <text:p>uTACTI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4B4G1646Q-HYK0(FBGA-96_256Mx16_DDR3-1600_11-11-11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,U2</text:p>
          </table:table-cell>
          <table:table-cell table:style-name="ce2" office:value-type="string" calcext:value-type="string">
            <text:p>FBGA96(HYNIX_SAMSUNG_512MX16_DDR3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ЪЕДИНИТЕЛ LCD30P-0.5MM-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DP1</text:p>
          </table:table-cell>
          <table:table-cell table:style-name="ce2" office:value-type="string" calcext:value-type="string">
            <text:p>eDP-TER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ВЕТОДИОД 0603 ЧЕРВЕН 30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GLED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C-306_32.768KHZ/SMD_8038/6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MC306-H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СЪЕДИНИТЕЛ MISB-SW-5B-LF /USB-MICRO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-OTG1</text:p>
          </table:table-cell>
          <table:table-cell table:style-name="ce2" office:value-type="string" calcext:value-type="string">
            <text:p>USB-MICRO_MISB-SWMM-5B_L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MT3608 (SOT23-6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13,U16</text:p>
          </table:table-cell>
          <table:table-cell table:style-name="ce2" office:value-type="string" calcext:value-type="string">
            <text:p>SOT23-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TFC4GACAANA-4M_IT(TBGA100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TBGA1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ЪЕДИНИТЕЛ U.FL за GSM антен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T1</text:p>
          </table:table-cell>
          <table:table-cell table:style-name="ce2" office:value-type="string" calcext:value-type="string">
            <text:p>U.FL-R-SMT-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ЪЕДИНИТЕЛ DC-055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C5</text:p>
          </table:table-cell>
          <table:table-cell table:style-name="ce2" office:value-type="string" calcext:value-type="string">
            <text:p>DC-055-TER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.МАТРИЦА (4x0402) 22 OHM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M6</text:p>
          </table:table-cell>
          <table:table-cell table:style-name="ce2" office:value-type="string" calcext:value-type="string">
            <text:p>RA0805_(4X0402)_x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.МАТРИЦА (4x0603) 100 K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M7,RM9,RM12</text:p>
          </table:table-cell>
          <table:table-cell table:style-name="ce2" office:value-type="string" calcext:value-type="string">
            <text:p>R_MATRIX_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D-RTL8723B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RL-SM02BD(RTL8723BS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ВАРИСТОР SMBJ6.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O214A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ЪЕДИНИТЕЛ 53261021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K1</text:p>
          </table:table-cell>
          <table:table-cell table:style-name="ce2" office:value-type="string" calcext:value-type="string">
            <text:p>CON-SPK-TER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ИНДУКТИВНОСТ SWPA3015S1R5NT 1.5 U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14,L19,L20</text:p>
          </table:table-cell>
          <table:table-cell table:style-name="ce2" office:value-type="string" calcext:value-type="string">
            <text:p>CD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ИНДУКТИВНОСТ SWPA4018S1R5NT 1.5 U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15,L17,L18</text:p>
          </table:table-cell>
          <table:table-cell table:style-name="ce2" office:value-type="string" calcext:value-type="string">
            <text:p>CD42(43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SY62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9,U6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CS40DP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LLSW1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TS4871ID-L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19,U18</text:p>
          </table:table-cell>
          <table:table-cell table:style-name="ce2" office:value-type="string" calcext:value-type="string">
            <text:p>SO-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СЪЕДИНИТЕЛ USB-3.5MM-DIP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USB-A-TER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СЪЕДИНИТЕЛ FPV-WZA21-06-LF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3</text:p>
          </table:table-cell>
          <table:table-cell table:style-name="ce2" office:value-type="string" calcext:value-type="string">
            <text:p>FLEXCON-0.5-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ТРАНЗИСТОР WPM1481-6/TR (DFN2X2-6L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DFN2x2-6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6,R96,R97,R98,R62,R70,R71,R72,R73,R76,R7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0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0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6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10k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6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10uF/6.3V/0603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74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1k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8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1N5822/SS34/SMA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SMA-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243R/1%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3,R1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5025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USE2</text:p>
          </table:table-cell>
          <table:table-cell table:style-name="ce2" office:value-type="string" calcext:value-type="string">
            <text:p>FUSE-50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HN1x3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BG_UART1</text:p>
          </table:table-cell>
          <table:table-cell table:style-name="ce2" office:value-type="string" calcext:value-type="string">
            <text:p>HN1x3(SMD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(na) RCLAMP0524P(SLP2510P8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7,U4,U8,U10,U15</text:p>
          </table:table-cell>
          <table:table-cell table:style-name="ce2" office:value-type="string" calcext:value-type="string">
            <text:p>SLP2510P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(na) 2.2uF/50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06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(na)100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6,R17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(na)100n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14,C195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(na)10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TERES_PCB1-A64-MAIN_Rev.B'.A1:'TERES_PCB1-A64-MAIN_Rev.B'.D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9:13:30.373999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3T09:17:37.948382089</dc:date>
    <meta:editing-duration>PT54M12S</meta:editing-duration>
    <meta:editing-cycles>10</meta:editing-cycles>
    <meta:generator>LibreOffice/5.2.2.2$Linux_X86_64 LibreOffice_project/20m0$Build-2</meta:generator>
    <meta:print-date>2016-12-03T11:37:21.226056206</meta:print-date>
    <meta:document-statistic meta:table-count="1" meta:cell-count="388" meta:object-count="0"/>
  </office:meta>
</office:document-meta>
</file>